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unga" svg:font-family="Tunga" style:font-family-generic="swiss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>
        <style:tab-stops>
          <style:tab-stop style:type="left" style:position="0.5166in"/>
        </style:tab-stops>
      </style:paragraph-properties>
      <style:text-properties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166in"/>
        </style:tab-stops>
      </style:paragraph-properties>
      <style:text-properties fo:font-weight="bold" style:font-weight-asian="bold" style:font-weight-complex="bold"/>
    </style:style>
    <style:style style:name="P23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5166in"/>
        </style:tab-stops>
      </style:paragraph-properties>
    </style:style>
  </office:automatic-styles>
  <office:body>
    <office:text text:use-soft-page-breaks="true">
      <text:p text:style-name="P1"><text:span text:style-name="T2">PROGRAMMING WITH PYTHON <text:s text:c="37"/></text:span><text:span text:style-name="T3">SAHANA B M</text:span></text:p>
      <text:p text:style-name="Standard"/>
      <text:p text:style-name="P4">PROGRAM 15</text:p>
      <text:p text:style-name="P5">INPUT:</text:p>
      <text:p text:style-name="Standard">#printing a program to import<text:s/>random<text:s/>function</text:p>
      <text:p text:style-name="Standard">import random</text:p>
      <text:p text:style-name="Standard"/>
      <text:p text:style-name="Standard">#using while loop</text:p>
      <text:p text:style-name="Standard">while True:</text:p>
      <text:p text:style-name="Standard"><text:tab/>i=input("enter 'n' to quit")</text:p>
      <text:p text:style-name="Standard"><text:tab/>if(i=='n'):</text:p>
      <text:p text:style-name="Standard"><text:tab/><text:tab/>print("Bye!")</text:p>
      <text:p text:style-name="Standard"><text:tab/><text:tab/>exit()</text:p>
      <text:p text:style-name="Standard"/>
      <text:p text:style-name="Standard"/>
      <text:p text:style-name="Standard"><text:tab/>else:</text:p>
      <text:p text:style-name="Standard"><text:tab/><text:tab/>print("You<text:s/>got",random.radint(1,6))</text:p>
      <text:p text:style-name="Standard"/>
      <text:p text:style-name="P6">OUTPUT:</text:p>
      <text:p text:style-name="Standard">enter 'r' to roll, 'q' to quitr</text:p>
      <text:p text:style-name="Standard">You got 5</text:p>
      <text:p text:style-name="Standard">enter 'r' to roll, 'q' to quitq</text:p>
      <text:p text:style-name="Standard">Bye!</text:p>
      <text:p text:style-name="Standard"/>
      <text:p text:style-name="P7">PROGRAM 16</text:p>
      <text:p text:style-name="P8">INPUT:</text:p>
      <text:p text:style-name="Standard">#using random function</text:p>
      <text:p text:style-name="Standard">while True:<text:tab/></text:p>
      <text:p text:style-name="Standard"><text:tab/>i=input("enter 'r' to roll, 'q' to quit")#entering a letter</text:p>
      <text:p text:style-name="Standard"><text:tab/>if(i=='q'):</text:p>
      <text:p text:style-name="Standard"><text:tab/><text:tab/>print("Bye!")#printing a bye</text:p>
      <text:p text:style-name="Standard"><text:tab/><text:tab/>exit()#exiting the program</text:p>
      <text:p text:style-name="Standard"/>
      <text:p text:style-name="Standard"><text:tab/>elif(i=='r'):#entering r</text:p>
      <text:p text:style-name="Standard"><text:tab/><text:tab/>print("You got",random.randint(1,6))#printing a random number</text:p>
      <text:p text:style-name="Standard"/>
      <text:p text:style-name="P9">OUTPUT:</text:p>
      <text:p text:style-name="Standard">enter 'r' to roll, 'q' to quitr</text:p>
      <text:p text:style-name="Standard">You got 6</text:p>
      <text:p text:style-name="Standard">enter 'r' to roll, 'q' to quitr</text:p>
      <text:p text:style-name="Standard">You got 6</text:p>
      <text:p text:style-name="Standard">enter 'r' to roll, 'q' to quitr</text:p>
      <text:p text:style-name="Standard">You got 4</text:p>
      <text:p text:style-name="Standard">enter 'r' to roll, 'q' to quitq</text:p>
      <text:p text:style-name="Standard">Bye!</text:p>
      <text:p text:style-name="Standard"/>
      <text:p text:style-name="P10">PROGRAM 17</text:p>
      <text:p text:style-name="P11">INPUT:</text:p>
      <text:p text:style-name="Standard">#printing snake and ladder game</text:p>
      <text:p text:style-name="Standard">import random</text:p>
      <text:p text:style-name="Standard"/>
      <text:p text:style-name="Standard">count=0</text:p>
      <text:soft-page-break/>
      <text:p text:style-name="Standard"><text:span text:style-name="T12">PROGRAMMING WITH PYTHON <text:s text:c="19"/></text:span><text:s text:c="32"/>SAHANA B M</text:p>
      <text:p text:style-name="P13"/>
      <text:p text:style-name="Standard">while(count&lt;=100):</text:p>
      <text:p text:style-name="Standard"><text:tab/>n=input("press 'r' to roll the dice")</text:p>
      <text:p text:style-name="Standard"><text:tab/>#start the game</text:p>
      <text:p text:style-name="Standard"><text:tab/>if(n=='r'):</text:p>
      <text:p text:style-name="Standard"><text:tab/>#calling random<text:tab/></text:p>
      <text:p text:style-name="Standard"><text:tab/><text:tab/>r=random.randint(1,6)</text:p>
      <text:p text:style-name="Standard"><text:tab/><text:tab/>count=count+r</text:p>
      <text:p text:style-name="Standard"><text:tab/></text:p>
      <text:p text:style-name="Standard"><text:tab/><text:tab/>print("u got",r)</text:p>
      <text:p text:style-name="Standard"><text:tab/><text:tab/>print("new position is",count)</text:p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 yeah!,i got a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oh !,u got a snake")</text:p>
      <text:p text:style-name="Standard"><text:tab/><text:tab/>elif(count==13):</text:p>
      <text:p text:style-name="Standard"><text:tab/><text:tab/><text:tab/>count=34</text:p>
      <text:p text:style-name="Standard"><text:tab/><text:tab/><text:tab/>print("yeah!,i got a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oh!,u got a snake")</text:p>
      <text:p text:style-name="Standard"><text:tab/><text:tab/>elif(count==38):</text:p>
      <text:p text:style-name="Standard"><text:tab/><text:tab/><text:tab/>count=9</text:p>
      <text:p text:style-name="Standard"><text:tab/><text:tab/><text:tab/>print("oh!!, u got a snake")</text:p>
      <text:p text:style-name="Standard"><text:tab/><text:tab/>elif(count==40):</text:p>
      <text:p text:style-name="Standard"><text:tab/><text:tab/><text:tab/>count=68</text:p>
      <text:p text:style-name="Standard"><text:tab/><text:tab/><text:tab/>print("yeah!,i got a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yeah!, i got a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oh!!,u got a snake")</text:p>
      <text:p text:style-name="Standard"><text:tab/><text:tab/>elif(count==76):</text:p>
      <text:p text:style-name="Standard"><text:tab/><text:tab/><text:tab/>count=97</text:p>
      <text:p text:style-name="Standard"><text:tab/><text:tab/><text:tab/>print("yeah!!,i got a ladder")</text:p>
      <text:p text:style-name="Standard"><text:tab/><text:tab/>elif(count==89):</text:p>
      <text:p text:style-name="Standard"><text:tab/><text:tab/><text:tab/>count=70</text:p>
      <text:p text:style-name="Standard"><text:tab/><text:tab/><text:tab/>print("ohh,u got a snake")</text:p>
      <text:p text:style-name="Standard"><text:tab/><text:tab/>elif(count==93):</text:p>
      <text:p text:style-name="Standard"><text:tab/><text:tab/><text:tab/>count=64</text:p>
      <text:p text:style-name="Standard"><text:tab/><text:tab/><text:tab/>print("ohh!!,u got a snake")</text:p>
      <text:p text:style-name="Standard"><text:tab/><text:tab/>elif(count==100):</text:p>
      <text:p text:style-name="Standard"><text:tab/><text:tab/><text:tab/>print("congragulations!, u won")</text:p>
      <text:p text:style-name="Standard"><text:tab/><text:tab/><text:tab/>exit()</text:p>
      <text:p text:style-name="Standard"><text:tab/><text:tab/>elif(count&gt;100):</text:p>
      <text:p text:style-name="Standard"><text:tab/><text:tab/><text:tab/>print("stay in the same place")</text:p>
      <text:p text:style-name="Standard"><text:tab/><text:tab/><text:tab/>count=count-r</text:p>
      <text:p text:style-name="Standard"/>
      <text:p text:style-name="Standard"><text:span text:style-name="T14">PROGRAMMING WITH PYTHON</text:span><text:s text:c="53"/><text:span text:style-name="T15">SAHANA B M</text:span></text:p>
      <text:p text:style-name="Standard"/>
      <text:p text:style-name="P16">OUTPUT:</text:p>
      <text:p text:style-name="Standard">press 'r' to roll the dicer</text:p>
      <text:p text:style-name="Standard">u got 2</text:p>
      <text:p text:style-name="Standard">new position is 2</text:p>
      <text:p text:style-name="Standard">press 'r' to roll the dicer</text:p>
      <text:p text:style-name="Standard">u<text:s/>got 1</text:p>
      <text:p text:style-name="Standard">new position is 3</text:p>
      <text:p text:style-name="Standard">press 'r' to roll the dicer</text:p>
      <text:p text:style-name="Standard">u got 3</text:p>
      <text:p text:style-name="Standard">new position is 6</text:p>
      <text:p text:style-name="Standard">press 'r' to roll the dicer</text:p>
      <text:p text:style-name="Standard">u got 5</text:p>
      <text:p text:style-name="Standard">new position is 11</text:p>
      <text:p text:style-name="Standard">oh !,u got a snake</text:p>
      <text:p text:style-name="Standard">press 'r' to roll the dicer</text:p>
      <text:p text:style-name="Standard">u got 4</text:p>
      <text:p text:style-name="Standard">new position is 6</text:p>
      <text:p text:style-name="Standard">press 'r' to roll the dicer</text:p>
      <text:p text:style-name="Standard">u got 4</text:p>
      <text:p text:style-name="Standard">new position<text:s/>is 10</text:p>
      <text:p text:style-name="Standard">press 'r' to roll the dicer</text:p>
      <text:p text:style-name="Standard">u got 4</text:p>
      <text:p text:style-name="Standard">new position is 14</text:p>
      <text:p text:style-name="Standard">press 'r' to roll the dicer</text:p>
      <text:p text:style-name="Standard">u got 6</text:p>
      <text:p text:style-name="Standard">new position is 20</text:p>
      <text:p text:style-name="Standard">press 'r' to roll the dicer</text:p>
      <text:p text:style-name="Standard">u got 1</text:p>
      <text:p text:style-name="Standard">new position is 21</text:p>
      <text:p text:style-name="Standard">press 'r' to roll the dicer</text:p>
      <text:p text:style-name="Standard">u got 4</text:p>
      <text:p text:style-name="Standard">new position is 25</text:p>
      <text:p text:style-name="Standard">oh!,u got a snake</text:p>
      <text:p text:style-name="Standard">press 'r' to<text:s/>roll the dicer</text:p>
      <text:p text:style-name="Standard">u got 1</text:p>
      <text:p text:style-name="Standard">new position is 5</text:p>
      <text:p text:style-name="Standard">press 'r' to roll the dicer</text:p>
      <text:p text:style-name="Standard">u got 6</text:p>
      <text:p text:style-name="Standard">new position is 11</text:p>
      <text:p text:style-name="Standard">oh !,u got a snake</text:p>
      <text:p text:style-name="Standard">press 'r' to roll the dicer</text:p>
      <text:p text:style-name="Standard">u got 2</text:p>
      <text:p text:style-name="Standard">new position is 4</text:p>
      <text:p text:style-name="Standard">press 'r' to roll the dicer</text:p>
      <text:p text:style-name="Standard">u got 1</text:p>
      <text:p text:style-name="Standard">new position is 5</text:p>
      <text:p text:style-name="Standard">press 'r' to roll the dicer</text:p>
      <text:p text:style-name="Standard">u got 5</text:p>
      <text:p text:style-name="Standard">new position is 10</text:p>
      <text:soft-page-break/>
      <text:p text:style-name="Standard"><text:span text:style-name="T17">PROGRAMMING WITH PYHTON</text:span><text:s text:c="47"/><text:span text:style-name="T18">SAHANA B M</text:span></text:p>
      <text:p text:style-name="Standard"/>
      <text:p text:style-name="Standard">press 'r' to roll the dicer</text:p>
      <text:p text:style-name="Standard">u got 6</text:p>
      <text:p text:style-name="Standard">new position is 16</text:p>
      <text:p text:style-name="Standard">press 'r' to roll the dicer</text:p>
      <text:p text:style-name="Standard">u got 6</text:p>
      <text:p text:style-name="Standard">new position is 22</text:p>
      <text:p text:style-name="Standard">press 'r' to roll the dicer</text:p>
      <text:p text:style-name="Standard">u got 6</text:p>
      <text:p text:style-name="Standard">new position is 28</text:p>
      <text:p text:style-name="Standard">press 'r' to roll the dicer</text:p>
      <text:p text:style-name="Standard">u got 3</text:p>
      <text:p text:style-name="Standard">new position is 31</text:p>
      <text:p text:style-name="Standard">press 'r' to<text:s/>roll the dicer</text:p>
      <text:p text:style-name="Standard">u got 1</text:p>
      <text:p text:style-name="Standard">new position is 32</text:p>
      <text:p text:style-name="Standard">press 'r' to roll the dicer</text:p>
      <text:p text:style-name="Standard">u got 4</text:p>
      <text:p text:style-name="Standard">new position is 36</text:p>
      <text:p text:style-name="Standard">press 'r' to roll the dicer</text:p>
      <text:p text:style-name="Standard">u got 3</text:p>
      <text:p text:style-name="Standard">new position is 39</text:p>
      <text:p text:style-name="Standard">press 'r' to roll the dicer</text:p>
      <text:p text:style-name="Standard">u got 4</text:p>
      <text:p text:style-name="Standard">new position is 43</text:p>
      <text:p text:style-name="Standard">press 'r' to roll the dicer</text:p>
      <text:p text:style-name="Standard">u got 4</text:p>
      <text:p text:style-name="Standard">new position<text:s/>is 47</text:p>
      <text:p text:style-name="Standard">press 'r' to roll the dicer</text:p>
      <text:p text:style-name="Standard">u got 2</text:p>
      <text:p text:style-name="Standard">new position is 49</text:p>
      <text:p text:style-name="Standard">press 'r' to roll the dicer</text:p>
      <text:p text:style-name="Standard">u got 6</text:p>
      <text:p text:style-name="Standard">new position is 55</text:p>
      <text:p text:style-name="Standard">press 'r' to roll the dicer</text:p>
      <text:p text:style-name="Standard">u got 6</text:p>
      <text:p text:style-name="Standard">new position is 61</text:p>
      <text:p text:style-name="Standard">press 'r' to roll the dicer</text:p>
      <text:p text:style-name="Standard">u got 2</text:p>
      <text:p text:style-name="Standard">new position is 63</text:p>
      <text:p text:style-name="Standard">press 'r' to roll the dicer</text:p>
      <text:p text:style-name="Standard">u<text:s/>got 5</text:p>
      <text:p text:style-name="Standard">new position is 68</text:p>
      <text:p text:style-name="Standard">press 'r' to roll the dicer</text:p>
      <text:p text:style-name="Standard">u got 6</text:p>
      <text:p text:style-name="Standard">new position is 74</text:p>
      <text:p text:style-name="Standard">press 'r' to roll the dicer</text:p>
      <text:p text:style-name="Standard">u got 2</text:p>
      <text:p text:style-name="Standard">new position is 76</text:p>
      <text:p text:style-name="Standard">yeah!!,i got a ladder</text:p>
      <text:p text:style-name="Standard">press 'r' to roll the dicer</text:p>
      <text:soft-page-break/>
      <text:p text:style-name="Standard"><text:span text:style-name="T19">PROGRAMMING WITH PYTHON</text:span><text:s text:c="34"/><text:span text:style-name="T20"><text:s text:c="23"/>SAHANA B M</text:span></text:p>
      <text:p text:style-name="Standard"/>
      <text:p text:style-name="Standard">u got 4</text:p>
      <text:p text:style-name="Standard">new position is 101</text:p>
      <text:p text:style-name="Standard">stay in the same place</text:p>
      <text:p text:style-name="Standard">press 'r' to roll<text:s/>the dicer</text:p>
      <text:p text:style-name="Standard">u got 3</text:p>
      <text:p text:style-name="Standard">new position is 100</text:p>
      <text:p text:style-name="Standard">congragulations!, u won</text:p>
      <text:p text:style-name="Standard"/>
      <text:p text:style-name="Standard"/>
      <text:p text:style-name="P21">PROGRAM 18</text:p>
      <text:p text:style-name="P22">INPUT:</text:p>
      <text:p text:style-name="P23">#Program to send an email<text:s/></text:p>
      <text:p text:style-name="P24"/>
      <text:p text:style-name="P25">#Importing smtp library package</text:p>
      <text:p text:style-name="P26">import smtplib</text:p>
      <text:p text:style-name="P27">s=smtplib.SMTP('smtp.gmail.com',587)</text:p>
      <text:p text:style-name="P28">#start TLS for security</text:p>
      <text:p text:style-name="P29">s.starttls()</text:p>
      <text:p text:style-name="P30">#Authentication</text:p>
      <text:p text:style-name="P31">s.login("***********@gmail.com", "****#$!&amp;%")</text:p>
      <text:p text:style-name="P32">#Message to be sent</text:p>
      <text:p text:style-name="P33">message = "Hey ,how r u?...."</text:p>
      <text:p text:style-name="P34">#Sending an email</text:p>
      <text:p text:style-name="P35">s.sendmail("***********@gmail.com" , "!####!!!!!!!$$$$$*&amp;#@gmail.com", message)</text:p>
      <text:p text:style-name="P36">print("Message has been sent")</text:p>
      <text:p text:style-name="P37">print("Hello, how are you?")</text:p>
      <text:p text:style-name="P38">#Terminating the session</text:p>
      <text:p text:style-name="P39">s.quit()</text:p>
      <text:p text:style-name="P40"/>
      <text:p text:style-name="P41"><text:span text:style-name="T42">OUTPUT<text:s/></text:span>:</text:p>
      <text:p text:style-name="P43">Message has been sent</text:p>
      <text:p text:style-name="P44">Hello, how are you?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unga" svg:font-family="Tunga" style:font-family-generic="swiss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bm120900@gmail.com</dc:creator>
    <meta:creation-date>2018-10-23T17:48:00Z</meta:creation-date>
    <dc:date>2018-10-23T17:48:00Z</dc:date>
    <meta:template xlink:href="Normal" xlink:type="simple"/>
    <meta:editing-cycles>2</meta:editing-cycles>
    <meta:editing-duration>PT60S</meta:editing-duration>
    <meta:document-statistic meta:page-count="5" meta:paragraph-count="9" meta:word-count="710" meta:character-count="4750" meta:row-count="33" meta:non-whitespace-character-count="4049"/>
  </office:meta>
</office:document-meta>
</file>